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rsid="000f12ef" officeooo:paragraph-rsid="000f12e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0.3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1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1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text:anchor-type="paragraph" draw:z-index="2" draw:name="site_name" draw:style-name="gr3" draw:text-style-name="P4" svg:width="2.1661in" svg:height="0.1976in" svg:x="0.1598in" svg:y="0.0382in"><draw:text-box><text:p>Site Name:</text:p></draw:text-box></draw:frame></text:p>
          </table:table-cell>
          <table:table-cell table:style-name="Table1.B1" office:value-type="string">
            <text:p text:style-name="Table_20_Contents"><draw:frame text:anchor-type="paragraph" draw:z-index="3" draw:name="site_name_data" draw:style-name="gr3" draw:text-style-name="P4" svg:width="2.363in" svg:height="0.1976in" svg:x="0.1134in" svg:y="0.0382in"><draw:text-box><text:p>Site name data</text:p></draw:text-box></draw:frame></text:p>
          </table:table-cell>
        </table:table-row>
        <table:table-row>
          <table:table-cell table:style-name="Table1.A2" office:value-type="string">
            <text:p text:style-name="P1"><draw:frame text:anchor-type="paragraph" draw:z-index="4" draw:name="site_address" draw:style-name="gr3" draw:text-style-name="P4" svg:width="1.3787in" svg:height="0.1976in" svg:x="0.0319in" svg:y="0.0244in"><draw:text-box><text:p>Site Address:</text:p></draw:text-box></draw:frame></text:p>
          </table:table-cell>
          <table:table-cell table:style-name="Table1.B2" office:value-type="string">
            <text:p text:style-name="Table_20_Contents"><draw:frame text:anchor-type="paragraph" draw:z-index="5" draw:name="site_address_data" draw:style-name="gr4" draw:text-style-name="P4" svg:width="1.7004in" svg:height="0.2114in" svg:x="0.0866in" svg:y="0.0075in"><draw:text-box><text:p>Site address data</text:p></draw:text-box></draw:frame></text:p>
          </table:table-cell>
        </table:table-row>
        <table:table-row>
          <table:table-cell table:style-name="Table1.A2" office:value-type="string">
            <text:p text:style-name="Table_20_Contents"><draw:frame text:anchor-type="paragraph" draw:z-index="6" draw:name="site_id" draw:style-name="gr5" draw:text-style-name="P4" svg:width="0.9335in" svg:height="0.1925in" svg:x="0.2937in" svg:y="0.022in"><draw:text-box><text:p>Site ID #:</text:p></draw:text-box></draw:frame></text:p>
          </table:table-cell>
          <table:table-cell table:style-name="Table1.B2" office:value-type="string">
            <text:p text:style-name="Table_20_Contents"><draw:frame text:anchor-type="paragraph" draw:z-index="7" draw:name="site_id_data" draw:style-name="gr6" draw:text-style-name="P4" svg:width="1.2004in" svg:height="0.1925in" svg:x="0.1311in" svg:y="0.022in"><draw:text-box><text:p>Site id data</text:p></draw:text-box></draw:frame></text:p>
          </table:table-cell>
        </table:table-row>
        <table:table-row>
          <table:table-cell table:style-name="Table1.A2" office:value-type="string">
            <text:p text:style-name="Table_20_Contents"><draw:frame text:anchor-type="paragraph" draw:z-index="0" draw:name="page_title" draw:style-name="gr1" draw:text-style-name="P3" svg:width="5.2894in" svg:height="0.3894in" svg:x="0.6228in" svg:y="-1.2398in"><draw:text-box><text:p text:style-name="P2">Title</text:p></draw:text-box></draw:frame><draw:frame text:anchor-type="paragraph" draw:z-index="1" draw:name="Shape1" draw:style-name="gr2" draw:text-style-name="P3" svg:width="5.0504in" svg:height="0.378in" svg:x="0.6917in" svg:y="-1.0425in"><draw:text-box><text:p text:style-name="P2">Department(Rev)</text:p></draw:text-box></draw:frame><draw:frame text:anchor-type="paragraph" draw:z-index="8" draw:name="date_eal_search" draw:style-name="gr7" draw:text-style-name="P4" svg:width="1.4835in" svg:height="0.2449in" svg:x="0.0327in" svg:y="-0.0075in"><draw:text-box><text:p>Data of EAL Search</text:p></draw:text-box></draw:frame></text:p>
          </table:table-cell>
          <table:table-cell table:style-name="Table1.B2" office:value-type="string">
            <text:p text:style-name="Table_20_Contents"><draw:frame text:anchor-type="paragraph" draw:z-index="9" draw:name="date_eal_search_data" draw:style-name="gr8" draw:text-style-name="P4" svg:width="1.5894in" svg:height="0.2169in" svg:x="0.1146in" svg:y="0.0091in"><draw:text-box><text:p>Data EAL search data</text:p></draw:text-box></draw:frame></text:p>
          </table:table-cell>
        </table:table-row>
      </table:table>
      <text:p text:style-name="Standard"><draw:frame text:anchor-type="paragraph" draw:z-index="13" draw:name="land_use_data" draw:style-name="gr11" draw:text-style-name="P4" svg:width="1.6059in" svg:height="0.2224in" svg:x="3.5543in" svg:y="0.2173in"><draw:text-box><text:p>Land use data</text:p></draw:text-box></draw:frame><draw:frame text:anchor-type="paragraph" draw:z-index="14" draw:name="ground_water_data" draw:style-name="gr8" draw:text-style-name="P4" svg:width="1.2724in" svg:height="0.2169in" svg:x="3.5764in" svg:y="0.4953in"><draw:text-box><text:p>Ground water data</text:p></draw:text-box></draw:frame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<draw:frame text:anchor-type="paragraph" draw:z-index="10" draw:name="land_use" draw:style-name="gr9" draw:text-style-name="P4" svg:width="1.3614in" svg:height="0.1925in" svg:x="0.0602in" svg:y="0.0201in"><draw:text-box><text:p>Land Use</text:p></draw:text-box></draw:frame>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draw:frame text:anchor-type="paragraph" draw:z-index="11" draw:name="ground_water" draw:style-name="gr6" draw:text-style-name="P4" svg:width="1.1894in" svg:height="0.1925in" svg:x="0.0492in" svg:y="0.0126in"><draw:text-box><text:p>Ground Water</text:p></draw:text-box></draw:frame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draw:frame text:anchor-type="paragraph" draw:z-index="12" draw:name="distance_to_surface_water" draw:style-name="gr10" draw:text-style-name="P4" svg:width="1.7835in" svg:height="0.3843in" svg:x="0.0661in" svg:y="0.0161in"><draw:text-box><text:p>Distance to surface water</text:p><text:p/></draw:text-box></draw:frame></text:p>
          </table:table-cell>
          <table:table-cell table:style-name="Table2.B2" office:value-type="string">
            <text:p text:style-name="Table_20_Contents"><draw:frame text:anchor-type="paragraph" draw:z-index="15" draw:name="distance_to_surface_water_data" draw:style-name="gr12" draw:text-style-name="P4" svg:width="2.2114in" svg:height="0.3843in" svg:x="0.0201in" svg:y="0.0161in"><draw:text-box><text:p>Distance to surface water data</text:p></draw:text-box></draw:frame>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<draw:frame text:anchor-type="paragraph" draw:z-index="16" draw:name="chemical_of_concern" draw:style-name="gr12" draw:text-style-name="P4" svg:width="2.1504in" svg:height="0.3843in" svg:x="0.0602in" svg:y="0.0445in"><draw:text-box><text:p>Selected Chemical of Concern</text:p></draw:text-box></draw:frame></text:p>
          </table:table-cell>
          <table:table-cell table:style-name="Table3.B1" office:value-type="string">
            <text:p text:style-name="Table_20_Contents"><draw:frame text:anchor-type="paragraph" draw:z-index="17" draw:name="chemical_of_concern_data" draw:style-name="gr12" draw:text-style-name="P4" svg:width="2.028in" svg:height="0.3843in" svg:x="0.0701in" svg:y="0.0102in"><draw:text-box><text:p>Chemical of concern data</text:p></draw:text-box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6:10:18.394976511</meta:creation-date>
    <meta:editing-duration>PT4M40S</meta:editing-duration>
    <meta:editing-cycles>3</meta:editing-cycles>
    <meta:generator>LibreOffice/5.1.6.2$Linux_X86_64 LibreOffice_project/10m0$Build-2</meta:generator>
    <dc:date>2017-09-10T17:06:36.756938617</dc:date>
    <meta:document-statistic meta:table-count="3" meta:image-count="0" meta:object-count="0" meta:page-count="1" meta:paragraph-count="0" meta:word-count="0" meta:character-count="0" meta:non-whitespace-character-count="0"/>
  </office:meta>
</office:document-meta>
</file>